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Text_20_body">
      <style:text-properties officeooo:paragraph-rsid="001ffb76"/>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1ffb76"/>
    </style:style>
    <style:style style:name="P5" style:family="paragraph" style:parent-style-name="Text_20_body">
      <style:paragraph-properties>
        <style:tab-stops>
          <style:tab-stop style:position="5.2291in" style:type="center"/>
        </style:tab-stops>
      </style:paragraph-properties>
      <style:text-properties officeooo:paragraph-rsid="001ffb76"/>
    </style:style>
    <style:style style:name="P6" style:family="paragraph" style:parent-style-name="Footer">
      <style:text-properties officeooo:paragraph-rsid="001ffb76"/>
    </style:style>
    <style:style style:name="P7" style:family="paragraph" style:parent-style-name="Heading_20_1">
      <style:text-properties fo:language="en" fo:country="US"/>
    </style:style>
    <style:style style:name="T1" style:family="text">
      <style:text-properties officeooo:rsid="001ff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ABSTRAKT</text:span></text:h>
      <text:p text:style-name="Text_20_body"><text:span text:style-name="T1">Tato práce se zabývá aplikací rozšířené reality v oblasti navigačních zařízení. Popisuje možnosti zpracování videa za účelem projekce virtuální scény pomocí dat získaných satelitním a inerciálním navigačním sybsystémem. Práce klade důraz na využití moderních hardwarových prostředků pro zpracování videa v mikroprocesorech pomocí grafických akcelerátorů. Součástí je návrh aplikace a realizace prototypu.</text:span></text:p>
      <text:h text:style-name="Heading_20_1" text:outline-level="1"><text:span text:style-name="T1">KLÍČOVÁ SLOVA</text:span></text:h>
      <text:p text:style-name="Text_20_body"><text:span text:style-name="T1">Rozšířená realita, satelitní navigace, inerciální měřící jednotka</text:span></text:p>
      <text:p text:style-name="Text_20_body"><text:span text:style-name="T1"/></text:p>
      <text:p text:style-name="Text_20_body"><text:span text:style-name="T1"/></text:p>
      <text:p text:style-name="Text_20_body"><text:span text:style-name="T1"/></text:p>
      <text:p text:style-name="Text_20_body"><text:span text:style-name="T1"/></text:p>
      <text:h text:style-name="P7" text:outline-level="1"><text:span text:style-name="T1">ABSTRACT</text:span></text:h>
      <text:p text:style-name="P3"><text:span text:style-name="T1">This work deals with application of augmented reality in navigation devices. It describes possibilities of video processing, rendering a virtual scene by using data measured by satellite and inertial navigation subsystems. Special care is taken into account for use of modern graphic accelerator hardware available in microprocessors. Design of the application is supplemented with prototype realization.</text:span></text:p>
      <text:h text:style-name="P7" text:outline-level="1"><text:span text:style-name="T1">KEYWORDS</text:span></text:h>
      <text:p text:style-name="P4"><text:span text:style-name="T1">Augmented reality, satellite navigation, inertial measurement unit</text:span></text:p>
      <text:p text:style-name="P1"><text:span text:style-name="T1">PROHLÁŠENÍ</text:span></text:p>
      <text:p text:style-name="P2"><text:span text:style-name="T1">Prohlašuji, že svou semestrální práci na téma „Augmented reality applications in embedded navigation devices“ jsem vypracoval samostatně pod vedením vedoucího semestrální práce a s použitím odborné literatury a dalších informačních zdrojů, které jsou všechny citovány v práci a uvedeny v seznamu literatury na konci práce. Jako autor uvedené semestrální práce dále prohlašuji, že v souvislosti s vytvořením této semestrální práce jsem neporušil autorská práva třetích osob, zejména jsem nezasáhl nedovoleným způsobem do cizích autorských práv osobnostních a/nebo majetkových a jsem si plně vědom následků porušení ustanovení S 11 a následujících autorského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</text:span></text:p>
      <text:p text:style-name="P2"><text:span text:style-name="T1"/></text:p>
      <text:p text:style-name="P2"><text:span text:style-name="T1"/></text:p>
      <text:p text:style-name="P5"><text:span text:style-name="T1">Brno ...............<text:tab/>.................................</text:span></text:p>
      <text:p text:style-name="P5"><text:span text:style-name="T1"><text:tab/>(podpis autora)</text:span></text:p>
      <text:p text:style-name="P1"><text:span text:style-name="T1">PODĚKOVÁNÍ</text:span></text:p>
      <text:p text:style-name="P5"><text:span text:style-name="T1">Rád bych poděkoval vedoucímu diplomové práce panu doc. Ing. Tomáši Frýzovi, Ph.D. za</text:span></text:p>
      <text:p text:style-name="P5"><text:span text:style-name="T1">odborné vedení, konzultace, trpělivost a podnětné návrhy k práci.</text:span></text:p>
      <text:p text:style-name="P2"><text:span text:style-name="T1"/></text:p>
      <text:p text:style-name="P2"><text:span text:style-name="T1"/></text:p>
      <text:p text:style-name="P5"><text:span text:style-name="T1">Brno ...............<text:tab/>.................................</text:span></text:p>
      <text:p text:style-name="P5"><text:span text:style-name="T1"><text:tab/>(podpis aut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in" fo:margin-bottom="0.3in" style:contextual-spacing="false" fo:text-align="center" style:justify-single-word="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3in" fo:margin-bottom="0.1in" style:contextual-spacing="false"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justify" style:justify-single-word="false"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ffb76"/>
    </style:style>
    <style:style style:name="MT1" style:family="text">
      <style:text-properties officeooo:rsid="001ffb76"/>
    </style:style>
    <style:page-layout style:name="Mpm1">
      <style:page-layout-properties fo:page-width="8.5in" fo:page-height="11in" style:num-format="1" style:print-orientation="portrait" fo:margin-top="0.790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
      </style:footer>
      <style:footer-first style:display="false">
        <text:p text:style-name="MP1"><text:span text:style-name="MT1">JAROŠ, M. Augmented reality applications in embedded navigation devices. Brno: Vysoké učení technické v Brně, Fakulta elektrotechniky a komunikačních technologií, 2014. XY s. Vedoucí semestrální práce doc. Ing. Tomáš Frýza, Ph.D..</text:span></text:p>
      </style:footer-first>
      <style:footer-left style:display="fals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1:40:54</meta:creation-date>
    <dc:date>2013-11-11T11:56:14</dc:date>
    <meta:editing-duration>PT4M20S</meta:editing-duration>
    <meta:editing-cycles>2</meta:editing-cycles>
    <meta:generator>LibreOffice/4.0.2.2$Linux_x86 LibreOffice_project/400m0$Build-2</meta:generator>
    <meta:document-statistic meta:table-count="0" meta:image-count="0" meta:object-count="0" meta:page-count="3" meta:paragraph-count="18" meta:word-count="324" meta:character-count="2496" meta:non-whitespace-character-count="2154"/>
  </office:meta>
</office:document-meta>
</file>